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automatic-styles/>
  <office:body>
    <office:text>
      <text:h text:outline-level="1">Opename MVP UX and Visual Strategy</text:h>
      <text:h text:outline-level="2">1. What is Opename?</text:h>
      <text:p>Opename is a web-based platform where professional teams collaboratively explore, grade, and refine strategy options in real time. Participants name strategies, edit them together, and rate them as they evolve. Participants may also assign 5-star credibility ratings to others’ expertise areas, influencing vote-weight in strategy outcomes.

Anonymous participation is supported, but users are encouraged to leave subtle identity clues to receive accurate ratings. Only email-registered users can initiate sessions. Final summaries are clean, professional-grade reports containing no avatars, pseudonyms, or informal session content. These are downloadable only by the session initiator.</text:p>
      <text:h text:outline-level="2">2. User Access and Identity</text:h>
      <text:p>Users may remain anonymous or register with an email. All users select an alien avatar, name it with a pseudonym, and assign a 'Function or Prime Directive' instead of a job title. Avatars visually represent professional functions to reinforce Opename’s non-authoritarian tone.</text:p>
      <text:h text:outline-level="2">3. Avatar &amp; Function Setup Flow</text:h>
      <text:p>Early onboarding includes:</text:p>
      <text:p>- Choose a Function (default: “AlienType”), e.g., Designer, Analyst, Advocate, Observer, Spy</text:p>
      <text:p>- Pick or enter a Function Qualifier (default: “Prime Directive”), e.g., Accessibility, Reconciliation, Legalities</text:p>
      <text:p>- Assign a pseudonym to the avatar (default: “Spockbot”)</text:p>
      <text:p>These steps personalize the user experience, support brand memory, and avoid title-based status bias. Users are notified in advance that session outputs exclude avatars and pseudonyms.</text:p>
      <text:h text:outline-level="2">4. UX Tone and Style</text:h>
      <text:p>The interface is light, fast, and intuitive. Alien avatars are cleanly illustrated. The experience is fun but maintains clarity. Formal outputs strip session visuals and require no login to join—but email registration is required to initiate sessions.</text:p>
      <text:h text:outline-level="2">5. UX Flow Overview</text:h>
      <text:p>[IMAGE 1: ON_UX_Flow_v1_resaved.png]</text:p>
      <text:h text:outline-level="2">6. Screens and Mockups</text:h>
      <text:p>[IMAGE 2: Landing Page Mockup – Welcome + CTA with alien avatar preview]</text:p>
      <text:p>[IMAGE 3: Function &amp; Avatar Selection – Dropdowns, pseudonym input, avatar preview]</text:p>
      <text:p>[IMAGE 4: Session Setup – Topic entry, participant invite UI]</text:p>
      <text:p>[IMAGE 5: Strategy Session Interface – Chat, strategy list, vote weighting]</text:p>
      <text:p>[IMAGE 6: Export Summary – Clean, downloadable, avatar-free report]</text:p>
      <text:h text:outline-level="2">7. Key MVP Features</text:h>
      <text:p>- Real-time strategy editing and voting
- Identity via Function + Prime Directive pseudonyms
- Alien avatars for engagement (not exported)
- Adjustable peer credibility ratings
- Professional, downloadable strategy summaries</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